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2"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3"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paragraph-rsid="001fbf6b" style:font-name-asian="Times New Roman1" style:font-size-asian="12pt" style:font-name-complex="Arial1" style:font-size-complex="12pt" style:language-complex="ar" style:country-complex="SA"/>
    </style:style>
    <style:style style:name="P4"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rsid="001fbf6b" officeooo:paragraph-rsid="001fbf6b" style:font-name-asian="Times New Roman1" style:font-size-asian="12pt" style:font-name-complex="Arial1" style:font-size-complex="12pt" style:language-complex="ar" style:country-complex="SA"/>
    </style:style>
    <style:style style:name="P5" style:family="paragraph" style:parent-style-name="Standard">
      <style:paragraph-properties fo:margin-left="0.1929in" fo:margin-right="0in" fo:margin-top="0in" fo:margin-bottom="0in" loext:contextual-spacing="true" fo:line-height="100%" fo:text-indent="0in" style:auto-text-indent="false"/>
      <style:text-properties style:font-name="Liberation Serif" fo:font-size="12pt" officeooo:paragraph-rsid="001fbf6b" style:font-size-asian="12pt" style:font-size-complex="12pt"/>
    </style:style>
    <style:style style:name="P6" style:family="paragraph" style:parent-style-name="Standard">
      <style:paragraph-properties fo:margin-left="0.1929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1fbf6b" style:font-size-asian="12pt" style:font-size-complex="12pt"/>
    </style:style>
    <style:style style:name="P7" style:family="paragraph" style:parent-style-name="Standard">
      <style:paragraph-properties fo:margin-left="0.1929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officeooo:paragraph-rsid="0023fa40" style:font-size-asian="12pt" style:font-size-complex="12pt"/>
    </style:style>
    <style:style style:name="P8" style:family="paragraph" style:parent-style-name="Standard">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9" style:family="paragraph" style:parent-style-name="List_20_Paragraph">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10" style:family="paragraph" style:parent-style-name="Standard">
      <style:paragraph-properties fo:margin-left="0.1929in" fo:margin-right="0in" fo:text-indent="0in" style:auto-text-indent="false"/>
      <style:text-properties fo:color="#000000" style:font-name="Liberation Serif" fo:font-size="12pt" style:font-size-asian="12pt" style:font-size-complex="12pt"/>
    </style:style>
    <style:style style:name="P11" style:family="paragraph" style:parent-style-name="Standard">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12" style:family="paragraph" style:parent-style-name="List_20_Paragraph">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13"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14" style:family="paragraph" style:parent-style-name="Standard">
      <style:paragraph-properties fo:margin-left="0.3862in" fo:margin-right="0in" fo:margin-top="0in" fo:margin-bottom="0in" loext:contextual-spacing="true" fo:line-height="100%" fo:text-align="start" style:justify-single-word="false" fo:text-indent="0in" style:auto-text-indent="false"/>
      <style:text-properties fo:color="#000000" style:font-name="Liberation Serif" fo:font-size="12pt" officeooo:paragraph-rsid="001fbf6b" style:font-size-asian="12pt" style:font-size-complex="12pt"/>
    </style:style>
    <style:style style:name="P15"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officeooo:paragraph-rsid="00213b9a" style:font-size-asian="12pt" style:font-size-complex="12pt"/>
    </style:style>
    <style:style style:name="P16"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style:text-underline-style="solid" style:text-underline-width="auto" style:text-underline-color="font-color" officeooo:paragraph-rsid="001fbf6b" style:font-size-asian="12pt" style:font-size-complex="12pt"/>
    </style:style>
    <style:style style:name="P17" style:family="paragraph" style:parent-style-name="List_20_Paragraph">
      <style:paragraph-properties fo:margin-left="0.3862in" fo:margin-right="0in" fo:text-indent="0in" style:auto-text-indent="false" style:writing-mode="lr-tb"/>
      <style:text-properties style:font-name="Liberation Serif" fo:font-size="12pt" style:text-underline-style="solid" style:text-underline-width="auto" style:text-underline-color="font-color" style:font-size-asian="12pt" style:font-size-complex="12pt"/>
    </style:style>
    <style:style style:name="P18" style:family="paragraph" style:parent-style-name="List_20_Paragraph">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19" style:family="paragraph" style:parent-style-name="List_20_Paragraph">
      <style:paragraph-properties fo:margin-left="0.3862in" fo:margin-right="0in" fo:text-indent="0in" style:auto-text-indent="false"/>
      <style:text-properties fo:color="#000000" style:font-name="Liberation Serif" fo:font-size="12pt" style:text-underline-style="solid" style:text-underline-width="auto" style:text-underline-color="font-color" officeooo:paragraph-rsid="00297076" style:font-size-asian="12pt" style:font-size-complex="12pt"/>
    </style:style>
    <style:style style:name="P20" style:family="paragraph" style:parent-style-name="List_20_Paragraph">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21" style:family="paragraph" style:parent-style-name="List_20_Paragraph">
      <loext:graphic-properties draw:fill="none"/>
      <style:paragraph-properties fo:margin-left="0.3862in" fo:margin-right="0in" fo:text-indent="0in" style:auto-text-indent="false" fo:background-color="transparent"/>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Heading_20_2">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23"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213b9a" style:font-size-asian="12pt" style:font-size-complex="12pt"/>
    </style:style>
    <style:style style:name="P24"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25"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paragraph-rsid="00213b9a" style:font-name-asian="Times New Roman1" style:font-size-asian="12pt" style:font-name-complex="Arial1" style:font-size-complex="12pt" style:language-complex="ar" style:country-complex="SA"/>
    </style:style>
    <style:style style:name="P26" style:family="paragraph" style:parent-style-name="Standard">
      <style:paragraph-properties fo:margin-left="0.5791in" fo:margin-right="0in" fo:margin-top="0in" fo:margin-bottom="0in" loext:contextual-spacing="true" fo:line-height="100%" fo:text-indent="0in" style:auto-text-indent="false"/>
    </style:style>
    <style:style style:name="P27" style:family="paragraph" style:parent-style-name="Standard">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28"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23fa40" style:font-size-asian="12pt" style:font-size-complex="12pt"/>
    </style:style>
    <style:style style:name="P29"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officeooo:paragraph-rsid="001fbf6b" style:font-size-asian="12pt" style:font-size-complex="12pt"/>
    </style:style>
    <style:style style:name="P30" style:family="paragraph" style:parent-style-name="List_20_Paragraph">
      <style:paragraph-properties fo:margin-left="0.5791in" fo:margin-right="0in" fo:text-indent="0in" style:auto-text-indent="false"/>
      <style:text-properties fo:color="#000000" style:font-name="Liberation Serif" fo:font-size="12pt" style:font-size-asian="12pt" style:font-size-complex="12pt"/>
    </style:style>
    <style:style style:name="P31" style:family="paragraph" style:parent-style-name="List_20_Paragraph">
      <loext:graphic-properties draw:fill="none"/>
      <style:paragraph-properties fo:margin-left="0.5791in" fo:margin-right="0in" fo:text-indent="0in" style:auto-text-indent="false" fo:background-color="transparent"/>
      <style:text-properties fo:color="#000000" style:font-name="Liberation Serif" fo:font-size="12pt" style:font-size-asian="12pt" style:font-size-complex="12pt"/>
    </style:style>
    <style:style style:name="P32" style:family="paragraph" style:parent-style-name="List_20_Paragraph">
      <style:paragraph-properties fo:margin-left="0.5791in" fo:margin-right="0in" fo:text-indent="0in" style:auto-text-indent="false"/>
      <style:text-properties style:font-name="Liberation Serif" fo:font-size="12pt" style:font-size-asian="12pt" style:font-size-complex="12pt"/>
    </style:style>
    <style:style style:name="P33" style:family="paragraph" style:parent-style-name="List_20_Paragraph">
      <loext:graphic-properties draw:fill="none"/>
      <style:paragraph-properties fo:margin-left="0.5791in" fo:margin-right="0in" fo:text-indent="0in" style:auto-text-indent="false" fo:background-color="transparent"/>
      <style:text-properties style:font-name="Liberation Serif" fo:font-size="12pt" style:font-size-asian="12pt" style:font-size-complex="12pt"/>
    </style:style>
    <style:style style:name="P34"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fo:language="en" fo:country="US" officeooo:paragraph-rsid="001fbf6b" style:font-name-asian="Times New Roman1" style:font-size-asian="12pt" style:language-asian="en" style:country-asian="US" style:font-name-complex="Times New Roman1" style:font-size-complex="12pt" style:language-complex="ar" style:country-complex="SA"/>
    </style:style>
    <style:style style:name="P35"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fo:language="en" fo:country="US" officeooo:paragraph-rsid="0023fa40" style:font-name-asian="Times New Roman1" style:font-size-asian="12pt" style:language-asian="en" style:country-asian="US" style:font-name-complex="Times New Roman1" style:font-size-complex="12pt" style:language-complex="ar" style:country-complex="SA"/>
    </style:style>
    <style:style style:name="P36" style:family="paragraph" style:parent-style-name="Standard">
      <style:paragraph-properties fo:margin-left="0in" fo:margin-right="0in" fo:margin-top="0in" fo:margin-bottom="0in" loext:contextual-spacing="true" fo:line-height="100%" fo:text-indent="0in" style:auto-text-indent="false" style:writing-mode="lr-tb">
        <style:tab-stops>
          <style:tab-stop style:position="1.4417in"/>
        </style:tab-stops>
      </style:paragraph-properties>
      <style:text-properties fo:color="#000000" style:font-name="Liberation Serif" fo:font-size="12pt" fo:language="en" fo:country="US" fo:font-weight="bold" officeooo:rsid="001fbf6b" officeooo:paragraph-rsid="001fbf6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P37" style:family="paragraph" style:parent-style-name="Standard">
      <style:paragraph-properties fo:margin-left="0in" fo:margin-right="0in" fo:margin-top="0in" fo:margin-bottom="0in" loext:contextual-spacing="true" fo:line-height="100%" fo:text-indent="0in" style:auto-text-indent="false"/>
      <style:text-properties fo:color="#000000" style:font-name="Liberation Serif" fo:font-size="12pt" fo:font-weight="bold" officeooo:paragraph-rsid="001fbf6b" style:font-size-asian="12pt" style:font-weight-asian="bold" style:font-size-complex="12pt" style:font-weight-complex="bold"/>
    </style:style>
    <style:style style:name="P38" style:family="paragraph" style:parent-style-name="Standard">
      <style:paragraph-properties fo:margin-left="0in" fo:margin-right="0in" fo:margin-top="0in" fo:margin-bottom="0in" loext:contextual-spacing="true" fo:line-height="100%" fo:text-indent="0in" style:auto-text-indent="false"/>
      <style:text-properties fo:color="#000000" style:font-name="Liberation Serif" fo:font-size="12pt" fo:language="en" fo:country="US" officeooo:paragraph-rsid="001fbf6b" style:font-name-asian="Times New Roman1" style:font-size-asian="12pt" style:font-name-complex="Arial1" style:font-size-complex="12pt" style:language-complex="ar" style:country-complex="SA"/>
    </style:style>
    <style:style style:name="P39" style:family="paragraph" style:parent-style-name="Standard">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fo:language="en" fo:country="US" style:text-underline-style="solid" style:text-underline-width="auto" style:text-underline-color="font-color" officeooo:rsid="0023fa40" officeooo:paragraph-rsid="0023fa40" style:font-name-asian="Times New Roman1" style:font-size-asian="12pt" style:language-asian="en" style:country-asian="US" style:font-name-complex="Times New Roman1" style:font-size-complex="12pt" style:language-complex="ar" style:country-complex="SA"/>
    </style:style>
    <style:style style:name="P40" style:family="paragraph" style:parent-style-name="Standard">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fo:language="en" fo:country="none" style:text-underline-style="solid" style:text-underline-width="auto" style:text-underline-color="font-color" officeooo:rsid="0023fa40" officeooo:paragraph-rsid="0023fa40" style:font-name-asian="Arial1" style:font-size-asian="12pt" style:language-asian="en" style:country-asian="US" style:font-name-complex="Times New Roman1" style:font-size-complex="12pt" style:language-complex="ar" style:country-complex="SA"/>
    </style:style>
    <style:style style:name="P41"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style:text-underline-style="solid" style:text-underline-width="auto" style:text-underline-color="font-color" officeooo:rsid="0022fa73" officeooo:paragraph-rsid="001fbf6b" style:font-size-asian="12pt" style:font-size-complex="12pt"/>
    </style:style>
    <style:style style:name="P42"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style:text-underline-style="solid" style:text-underline-width="auto" style:text-underline-color="font-color" officeooo:rsid="00227128" officeooo:paragraph-rsid="001fbf6b" style:font-size-asian="12pt" style:font-size-complex="12pt"/>
    </style:style>
    <style:style style:name="P43" style:family="paragraph" style:parent-style-name="Standard">
      <style:paragraph-properties fo:margin-left="0.3862in" fo:margin-right="0in" fo:margin-top="0in" fo:margin-bottom="0in" loext:contextual-spacing="true" fo:line-height="100%" fo:text-align="start" style:justify-single-word="false" fo:text-indent="0in" style:auto-text-indent="false"/>
      <style:text-properties fo:color="#000000" style:font-name="Liberation Serif" fo:font-size="12pt" style:text-underline-style="solid" style:text-underline-width="auto" style:text-underline-color="font-color" officeooo:rsid="00227128" officeooo:paragraph-rsid="001fbf6b" style:font-size-asian="12pt" style:font-size-complex="12pt"/>
    </style:style>
    <style:style style:name="P44"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style:text-underline-style="solid" style:text-underline-width="auto" style:text-underline-color="font-color" officeooo:paragraph-rsid="00297e52" style:font-size-asian="12pt" style:font-size-complex="12pt"/>
    </style:style>
    <style:style style:name="P45"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fo:language="en" fo:country="US" style:text-underline-style="solid" style:text-underline-width="auto" style:text-underline-color="font-color" officeooo:rsid="0022fa73" officeooo:paragraph-rsid="001fbf6b" style:font-name-asian="Times New Roman1" style:font-size-asian="12pt" style:font-name-complex="Arial1" style:font-size-complex="12pt" style:language-complex="ar" style:country-complex="SA"/>
    </style:style>
    <style:style style:name="P46"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fo:language="en" fo:country="US" style:text-underline-style="solid" style:text-underline-width="auto" style:text-underline-color="font-color" officeooo:rsid="00227128" officeooo:paragraph-rsid="001fbf6b" style:font-name-asian="Times New Roman1" style:font-size-asian="12pt" style:font-name-complex="Arial1" style:font-size-complex="12pt" style:language-complex="ar" style:country-complex="SA"/>
    </style:style>
    <style:style style:name="P47"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fo:language="en" fo:country="US" style:text-underline-style="solid" style:text-underline-width="auto" style:text-underline-color="font-color" officeooo:paragraph-rsid="00213b9a" style:font-name-asian="Times New Roman1" style:font-size-asian="12pt" style:font-name-complex="Arial1" style:font-size-complex="12pt" style:language-complex="ar" style:country-complex="SA"/>
    </style:style>
    <style:style style:name="P48" style:family="paragraph" style:parent-style-name="Standard">
      <style:paragraph-properties fo:margin-left="0.3862in" fo:margin-right="0in" fo:margin-top="0in" fo:margin-bottom="0in" loext:contextual-spacing="true" fo:line-height="100%" fo:text-indent="0in" style:auto-text-indent="false"/>
      <style:text-properties fo:color="#000000" style:font-name="Liberation Serif" fo:font-size="12pt" fo:language="en" fo:country="US" style:text-underline-style="solid" style:text-underline-width="auto" style:text-underline-color="font-color" officeooo:paragraph-rsid="001fbf6b" style:font-name-asian="Times New Roman1" style:font-size-asian="12pt" style:font-name-complex="Arial1" style:font-size-complex="12pt" style:language-complex="ar" style:country-complex="SA"/>
    </style:style>
    <style:style style:name="P49" style:family="paragraph" style:parent-style-name="Standard">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fo:language="en" fo:country="US" style:text-underline-style="none" officeooo:rsid="0023fa40" officeooo:paragraph-rsid="0023fa40" style:font-name-asian="Times New Roman1" style:font-size-asian="12pt" style:language-asian="en" style:country-asian="US" style:font-name-complex="Times New Roman1" style:font-size-complex="12pt" style:language-complex="ar" style:country-complex="SA"/>
    </style:style>
    <style:style style:name="P50" style:family="paragraph" style:parent-style-name="Standard">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fo:language="en" fo:country="US" officeooo:paragraph-rsid="0023fa40" style:font-name-asian="Times New Roman1" style:font-size-asian="12pt" style:language-asian="en" style:country-asian="US" style:font-name-complex="Times New Roman1" style:font-size-complex="12pt" style:language-complex="ar" style:country-complex="SA"/>
    </style:style>
    <style:style style:name="P51" style:family="paragraph" style:parent-style-name="Standard">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fo:language="en" fo:country="none" officeooo:paragraph-rsid="0023fa40" style:font-name-asian="Arial1" style:font-size-asian="12pt" style:language-asian="en" style:country-asian="US" style:font-name-complex="Times New Roman1" style:font-size-complex="12pt" style:language-complex="ar" style:country-complex="SA"/>
    </style:style>
    <style:style style:name="P52"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rsid="00213b9a" officeooo:paragraph-rsid="001fbf6b" style:font-name-asian="Times New Roman1" style:font-size-asian="12pt" style:font-name-complex="Arial1" style:font-size-complex="12pt" style:language-complex="ar" style:country-complex="SA"/>
    </style:style>
    <style:style style:name="P53"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rsid="00213b9a" officeooo:paragraph-rsid="00213b9a" style:font-name-asian="Times New Roman1" style:font-size-asian="12pt" style:font-name-complex="Arial1" style:font-size-complex="12pt" style:language-complex="ar" style:country-complex="SA"/>
    </style:style>
    <style:style style:name="P54"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paragraph-rsid="001fbf6b" style:font-name-asian="Times New Roman1" style:font-size-asian="12pt" style:font-name-complex="Arial1" style:font-size-complex="12pt" style:language-complex="ar" style:country-complex="SA"/>
    </style:style>
    <style:style style:name="P55"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fo:language="en" fo:country="US" officeooo:paragraph-rsid="00213b9a" style:font-name-asian="Times New Roman1" style:font-size-asian="12pt" style:font-name-complex="Arial1" style:font-size-complex="12pt" style:language-complex="ar" style:country-complex="SA"/>
    </style:style>
    <style:style style:name="P56"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1fbf6b" style:font-size-asian="12pt" style:font-size-complex="12pt"/>
    </style:style>
    <style:style style:name="P57"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paragraph-rsid="00297e52" style:font-size-asian="12pt" style:font-size-complex="12pt"/>
    </style:style>
    <style:style style:name="P58" style:family="paragraph" style:parent-style-name="Standard">
      <style:paragraph-properties fo:margin-left="0.5791in" fo:margin-right="0in" fo:margin-top="0in" fo:margin-bottom="0in" loext:contextual-spacing="true" fo:line-height="100%" fo:text-indent="0in" style:auto-text-indent="false"/>
      <style:text-properties fo:color="#000000" style:font-name="Liberation Serif" fo:font-size="12pt" officeooo:rsid="00297e52" officeooo:paragraph-rsid="00297e52" style:font-size-asian="12pt" style:font-size-complex="12pt"/>
    </style:style>
    <style:style style:name="P59" style:family="paragraph" style:parent-style-name="Standard">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fo:language="en" fo:country="US" officeooo:rsid="0023fa40" officeooo:paragraph-rsid="0023fa40" style:font-name-asian="Times New Roman1" style:font-size-asian="12pt" style:language-asian="en" style:country-asian="US" style:font-name-complex="Times New Roman1" style:font-size-complex="12pt" style:language-complex="ar" style:country-complex="SA"/>
    </style:style>
    <style:style style:name="P60"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paragraph-rsid="001fbf6b" style:font-name-asian="Times New Roman1" style:font-size-asian="12pt" style:font-name-complex="Arial1" style:font-size-complex="12pt" style:language-complex="ar" style:country-complex="SA"/>
    </style:style>
    <style:style style:name="P61" style:family="paragraph" style:parent-style-name="Standard">
      <style:paragraph-properties fo:margin-left="0.1929in" fo:margin-right="0in" fo:margin-top="0in" fo:margin-bottom="0in" loext:contextual-spacing="true" fo:line-height="100%" fo:text-indent="0in" style:auto-text-indent="false"/>
      <style:text-properties fo:color="#000000" style:font-name="Liberation Serif" fo:font-size="12pt" fo:language="en" fo:country="US" officeooo:paragraph-rsid="00213b9a" style:font-name-asian="Times New Roman1" style:font-size-asian="12pt" style:font-name-complex="Arial1" style:font-size-complex="12pt" style:language-complex="ar" style:country-complex="SA"/>
    </style:style>
    <style:style style:name="P62" style:family="paragraph" style:parent-style-name="Standard" style:list-style-name="WWNum13"/>
    <style:style style:name="P63" style:family="paragraph" style:parent-style-name="Standard" style:list-style-name="WWNum19"/>
    <style:style style:name="P64" style:family="paragraph" style:parent-style-name="Title" style:master-page-name="Standard">
      <style:paragraph-properties fo:margin-left="0in" fo:margin-right="0in" fo:margin-top="0in" fo:margin-bottom="0in" loext:contextual-spacing="true" fo:line-height="100%" fo:text-align="center" style:justify-single-word="false" fo:text-indent="0in" style:auto-text-indent="false" style:page-number="auto" style:writing-mode="lr-tb"/>
      <style:text-properties fo:color="#000000" style:font-name="Liberation Serif" fo:font-size="12pt" fo:language="en" fo:country="none" style:text-underline-style="solid" style:text-underline-width="auto" style:text-underline-color="font-color" fo:font-weight="bold" officeooo:paragraph-rsid="001fbf6b"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P65" style:family="paragraph" style:parent-style-name="List_20_Paragraph">
      <style:paragraph-properties fo:margin-left="0.3862in" fo:margin-right="0in" fo:margin-top="0in" fo:margin-bottom="0in" loext:contextual-spacing="true" fo:line-height="100%" fo:text-indent="0in" style:auto-text-indent="false" style:writing-mode="lr-tb"/>
      <style:text-properties fo:color="#000000" style:font-name="Liberation Serif" fo:font-size="12pt" fo:language="en" fo:country="none" style:text-underline-style="solid" style:text-underline-width="auto" style:text-underline-color="font-color" officeooo:rsid="0023fa40" officeooo:paragraph-rsid="0023fa40" style:font-name-asian="Arial1" style:font-size-asian="12pt" style:language-asian="en" style:country-asian="US" style:font-name-complex="Times New Roman1" style:font-size-complex="12pt" style:language-complex="ar" style:country-complex="SA"/>
    </style:style>
    <style:style style:name="P66" style:family="paragraph" style:parent-style-name="List_20_Paragraph" style:list-style-name="WWNum1">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67" style:family="paragraph" style:parent-style-name="List_20_Paragraph" style:list-style-name="WWNum3">
      <style:paragraph-properties fo:margin-left="0.3862in" fo:margin-right="0in" fo:text-indent="0in" style:auto-text-indent="false"/>
      <style:text-properties style:font-name="Liberation Serif" fo:font-size="12pt" style:text-underline-style="solid" style:text-underline-width="auto" style:text-underline-color="font-color" style:font-size-asian="12pt" style:font-size-complex="12pt"/>
    </style:style>
    <style:style style:name="P68" style:family="paragraph" style:parent-style-name="List_20_Paragraph" style:list-style-name="WWNum6">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P69" style:family="paragraph" style:parent-style-name="List_20_Paragraph" style:list-style-name="WWNum12">
      <style:paragraph-properties fo:margin-left="0.3862in" fo:margin-right="0in" fo:text-indent="0in" style:auto-text-indent="false"/>
      <style:text-properties fo:color="#000000" style:font-name="Liberation Serif" fo:font-size="12pt" style:text-underline-style="solid" style:text-underline-width="auto" style:text-underline-color="font-color" officeooo:paragraph-rsid="00297076" style:font-size-asian="12pt" style:font-size-complex="12pt"/>
    </style:style>
    <style:style style:name="P70"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fo:language="en" fo:country="none" officeooo:paragraph-rsid="001fbf6b" style:font-name-asian="Arial1" style:font-size-asian="12pt" style:language-asian="en" style:country-asian="US" style:font-name-complex="Times New Roman1" style:font-size-complex="12pt" style:language-complex="ar" style:country-complex="SA"/>
    </style:style>
    <style:style style:name="P71" style:family="paragraph" style:parent-style-name="List_20_Paragraph">
      <style:paragraph-properties fo:margin-left="0.5791in" fo:margin-right="0in" fo:margin-top="0in" fo:margin-bottom="0in" loext:contextual-spacing="true" fo:line-height="100%" fo:text-indent="0in" style:auto-text-indent="false" style:writing-mode="lr-tb"/>
      <style:text-properties fo:color="#000000" style:font-name="Liberation Serif" fo:font-size="12pt" fo:language="en" fo:country="US" officeooo:paragraph-rsid="0023fa40" style:font-name-asian="Times New Roman1" style:font-size-asian="12pt" style:language-asian="en" style:country-asian="US" style:font-name-complex="Times New Roman1" style:font-size-complex="12pt" style:language-complex="ar" style:country-complex="SA"/>
    </style:style>
    <style:style style:name="P72" style:family="paragraph" style:parent-style-name="List_20_Paragraph">
      <style:paragraph-properties fo:margin-left="0.1929in" fo:margin-right="0in" fo:margin-top="0in" fo:margin-bottom="0in" loext:contextual-spacing="true" fo:line-height="100%" fo:text-indent="0in" style:auto-text-indent="false" style:writing-mode="lr-tb"/>
      <style:text-properties fo:color="#000000" style:font-name="Liberation Serif" fo:font-size="12pt" fo:language="en" fo:country="US" officeooo:paragraph-rsid="0023fa40" style:font-name-asian="Times New Roman1" style:font-size-asian="12pt" style:language-asian="en" style:country-asian="US" style:font-name-complex="Times New Roman1" style:font-size-complex="12pt" style:language-complex="ar" style:country-complex="SA"/>
    </style:style>
    <style:style style:name="P73" style:family="paragraph" style:parent-style-name="List_20_Paragraph" style:list-style-name="WWNum13">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fo:background-color="transparent" style:vertical-align="auto"/>
      <style:text-properties fo:color="#000000" style:font-name="Liberation Serif" fo:font-size="12pt" officeooo:rsid="0022fa73" officeooo:paragraph-rsid="00266e8c" style:font-size-asian="12pt" style:font-size-complex="12pt"/>
    </style:style>
    <style:style style:name="P74" style:family="paragraph" style:parent-style-name="List_20_Paragraph">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fo:background-color="transparent" style:vertical-align="auto"/>
      <style:text-properties fo:color="#000000" style:font-name="Liberation Serif" fo:font-size="12pt" officeooo:paragraph-rsid="00266e8c" style:font-size-asian="12pt" style:font-size-complex="12pt"/>
    </style:style>
    <style:style style:name="P75" style:family="paragraph" style:parent-style-name="List_20_Paragraph">
      <loext:graphic-properties draw:fill="none"/>
      <style:paragraph-properties fo:margin-left="0.1929in" fo:margin-right="0in" fo:margin-top="0in" fo:margin-bottom="0in" loext:contextual-spacing="true" fo:line-height="100%" fo:text-align="start" style:justify-single-word="false" fo:orphans="2" fo:widows="2" fo:text-indent="0in" style:auto-text-indent="false" fo:background-color="transparent" style:vertical-align="auto"/>
      <style:text-properties fo:color="#000000" style:font-name="Liberation Serif" fo:font-size="12pt" fo:language="en" fo:country="US" officeooo:rsid="001fbf6b" officeooo:paragraph-rsid="00266e8c" style:font-name-asian="Times New Roman1" style:font-size-asian="12pt" style:font-name-complex="Arial1" style:font-size-complex="12pt" style:language-complex="ar" style:country-complex="SA"/>
    </style:style>
    <style:style style:name="P76" style:family="paragraph" style:parent-style-name="Heading_20_2">
      <style:paragraph-properties fo:margin-left="0.3862in" fo:margin-right="0in" fo:text-indent="0in" style:auto-text-indent="false"/>
      <style:text-properties fo:color="#000000" style:font-name="Liberation Serif" fo:font-size="12pt" style:text-underline-style="solid" style:text-underline-width="auto" style:text-underline-color="font-color" style:font-size-asian="12pt" style:font-size-complex="12pt"/>
    </style:style>
    <style:style style:name="T1" style:family="text">
      <style:text-properties fo:color="#00000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27128"/>
    </style:style>
    <style:style style:name="T4" style:family="text">
      <style:text-properties style:text-underline-style="solid" style:text-underline-width="auto" style:text-underline-color="font-color" officeooo:rsid="001fbf6b"/>
    </style:style>
    <style:style style:name="T5" style:family="text">
      <style:text-properties style:text-underline-style="solid" style:text-underline-width="auto" style:text-underline-color="font-color" officeooo:rsid="0022fa73"/>
    </style:style>
    <style:style style:name="T6" style:family="text">
      <style:text-properties fo:font-style="italic" style:font-style-asian="italic" style:font-style-complex="italic"/>
    </style:style>
    <style:style style:name="T7" style:family="text">
      <style:text-properties officeooo:rsid="001fbf6b"/>
    </style:style>
    <style:style style:name="T8" style:family="text">
      <style:text-properties fo:language="en" fo:country="US" style:font-name-asian="Times New Roman1" style:language-asian="en" style:country-asian="US" style:font-name-complex="Times New Roman1" style:language-complex="ar" style:country-complex="SA"/>
    </style:style>
    <style:style style:name="T9" style:family="text">
      <style:text-properties fo:language="en" fo:country="US" officeooo:rsid="0023fa40" style:font-name-asian="Times New Roman1" style:language-asian="en" style:country-asian="US" style:font-name-complex="Times New Roman1" style:language-complex="ar" style:country-complex="SA"/>
    </style:style>
    <style:style style:name="T10" style:family="text">
      <style:text-properties fo:language="en" fo:country="US" style:font-name-asian="Times New Roman1" style:font-name-complex="Arial1" style:language-complex="ar" style:country-complex="SA"/>
    </style:style>
    <style:style style:name="T11" style:family="text">
      <style:text-properties fo:language="en" fo:country="US" officeooo:rsid="00213b9a" style:font-name-asian="Times New Roman1" style:font-name-complex="Arial1" style:language-complex="ar" style:country-complex="SA"/>
    </style:style>
    <style:style style:name="T12" style:family="text">
      <style:text-properties fo:language="en" fo:country="US" officeooo:rsid="00227128" style:font-name-asian="Times New Roman1" style:font-name-complex="Arial1" style:language-complex="ar" style:country-complex="SA"/>
    </style:style>
    <style:style style:name="T13" style:family="text">
      <style:text-properties fo:language="en" fo:country="US" officeooo:rsid="0022fa73" style:font-name-asian="Times New Roman1" style:font-name-complex="Arial1" style:language-complex="ar" style:country-complex="SA"/>
    </style:style>
    <style:style style:name="T14" style:family="text">
      <style:text-properties fo:language="en" fo:country="US" officeooo:rsid="00254ac2" style:font-name-asian="Times New Roman1" style:font-name-complex="Arial1" style:language-complex="ar" style:country-complex="SA"/>
    </style:style>
    <style:style style:name="T15" style:family="text">
      <style:text-properties fo:language="en" fo:country="US" fo:font-style="italic" style:font-name-asian="Times New Roman1" style:language-asian="en" style:country-asian="US" style:font-style-asian="italic" style:font-name-complex="Times New Roman1" style:language-complex="ar" style:country-complex="SA" style:font-style-complex="italic"/>
    </style:style>
    <style:style style:name="T16" style:family="text">
      <style:text-properties fo:language="en" fo:country="US" style:text-underline-style="solid" style:text-underline-width="auto" style:text-underline-color="font-color" style:font-name-asian="Times New Roman1" style:font-name-complex="Arial1" style:language-complex="ar" style:country-complex="SA"/>
    </style:style>
    <style:style style:name="T17" style:family="text">
      <style:text-properties fo:language="en" fo:country="US" style:text-underline-style="solid" style:text-underline-width="auto" style:text-underline-color="font-color" officeooo:rsid="00213b9a" style:font-name-asian="Times New Roman1" style:font-name-complex="Arial1" style:language-complex="ar" style:country-complex="SA"/>
    </style:style>
    <style:style style:name="T18" style:family="text">
      <style:text-properties fo:language="en" fo:country="US" style:text-underline-style="solid" style:text-underline-width="auto" style:text-underline-color="font-color" officeooo:rsid="00227128" style:font-name-asian="Times New Roman1" style:font-name-complex="Arial1" style:language-complex="ar" style:country-complex="SA"/>
    </style:style>
    <style:style style:name="T19" style:family="text">
      <style:text-properties fo:language="en" fo:country="US" style:text-underline-style="solid" style:text-underline-width="auto" style:text-underline-color="font-color" officeooo:rsid="0022fa73" style:font-name-asian="Times New Roman1" style:font-name-complex="Arial1" style:language-complex="ar" style:country-complex="SA"/>
    </style:style>
    <style:style style:name="T20" style:family="text">
      <style:text-properties fo:language="en" fo:country="US" style:text-underline-style="solid" style:text-underline-width="auto" style:text-underline-color="font-color" style:font-name-asian="Times New Roman1" style:language-asian="en" style:country-asian="US" style:font-name-complex="Times New Roman1" style:language-complex="ar" style:country-complex="SA"/>
    </style:style>
    <style:style style:name="T21" style:family="text">
      <style:text-properties fo:language="en" fo:country="US" style:text-underline-style="solid" style:text-underline-width="auto" style:text-underline-color="font-color" officeooo:rsid="0023fa40" style:font-name-asian="Times New Roman1" style:language-asian="en" style:country-asian="US" style:font-name-complex="Times New Roman1" style:language-complex="ar" style:country-complex="SA"/>
    </style:style>
    <style:style style:name="T22" style:family="text">
      <style:text-properties fo:language="en" fo:country="US" style:text-underline-style="none" officeooo:rsid="0023fa40" style:font-name-asian="Times New Roman1" style:language-asian="en" style:country-asian="US" style:font-name-complex="Times New Roman1" style:language-complex="ar" style:country-complex="SA"/>
    </style:style>
    <style:style style:name="T23" style:family="text">
      <style:text-properties fo:language="en" fo:country="US" style:language-complex="ar" style:country-complex="SA"/>
    </style:style>
    <style:style style:name="T24" style:family="text">
      <style:text-properties officeooo:rsid="00213b9a"/>
    </style:style>
    <style:style style:name="T25" style:family="text">
      <style:text-properties fo:language="en" fo:country="none" style:font-name-asian="Arial1" style:language-asian="en" style:country-asian="US" style:font-name-complex="Times New Roman1" style:language-complex="ar" style:country-complex="SA"/>
    </style:style>
    <style:style style:name="T26" style:family="text">
      <style:text-properties fo:language="en" fo:country="none" officeooo:rsid="0023fa40" style:font-name-asian="Arial1" style:language-asian="en" style:country-asian="US" style:font-name-complex="Times New Roman1" style:language-complex="ar" style:country-complex="SA"/>
    </style:style>
    <style:style style:name="T27" style:family="text">
      <style:text-properties fo:language="en" fo:country="none" style:text-underline-style="solid" style:text-underline-width="auto" style:text-underline-color="font-color" style:font-name-asian="Arial1" style:language-asian="en" style:country-asian="US" style:font-name-complex="Times New Roman1" style:language-complex="ar" style:country-complex="SA"/>
    </style:style>
    <style:style style:name="T28" style:family="text">
      <style:text-properties fo:language="en" fo:country="none" style:text-underline-style="solid" style:text-underline-width="auto" style:text-underline-color="font-color" officeooo:rsid="0023fa40" style:font-name-asian="Arial1" style:language-asian="en" style:country-asian="US" style:font-name-complex="Times New Roman1" style:language-complex="ar" style:country-complex="SA"/>
    </style:style>
    <style:style style:name="T29" style:family="text">
      <style:text-properties officeooo:rsid="00227128"/>
    </style:style>
    <style:style style:name="T30" style:family="text">
      <style:text-properties officeooo:rsid="0022fa73"/>
    </style:style>
    <style:style style:name="T3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 style:family="text">
      <style:text-properties officeooo:rsid="00297e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User and System Requirements</text:p>
      <text:p text:style-name="P34"/>
      <text:p text:style-name="P37">Definitions</text:p>
      <text:p text:style-name="P1"/>
      <text:p text:style-name="P2"><text:span text:style-name="T6">Functional requirements</text:span>: These are statements of services the system should provide, how the system should react to particular inputs, and how the system should behave in particular situations. In some cases, the functional requirements may also explicitly state what the system should not do.</text:p>
      <text:p text:style-name="P2"/>
      <text:p text:style-name="P2"><text:span text:style-name="T6">Non-functional requirements</text:span>: These are constraints on the services or functions offered by the system. They include timing constraints, constraints on the development process, and constraints imposed by standards. Non-functional requirements often apply to the system as a whole rather than individual system features or services.</text:p>
      <text:p text:style-name="P2"/>
      <text:p text:style-name="P2"><text:span text:style-name="T6">User requirements</text:span>: These are statements, in a natural language plus diagrams, of what services the system is expected to provide to system users and the constraints under which it must operate. The user requirements may vary from broad statements of the system features required to detailed, precise descriptions of the system functionality. Basically high level abstract requirements.</text:p>
      <text:p text:style-name="P2"/>
      <text:p text:style-name="P6"><text:span text:style-name="T15">System requirements</text:span><text:span text:style-name="T8">: These are more detailed descriptions of the software system“s functions, services, and operational constraints. The system requirements document (sometimes called a functional specification) should define exactly what is to be implemented. It may be part of the contract between the system buyer and the software developer. One user requirement may generate several system requirements.</text:span></text:p>
      <text:p text:style-name="P34"/>
      <text:p text:style-name="P34"/>
      <text:p text:style-name="P36">Requirements</text:p>
      <text:p text:style-name="P35"/>
      <text:p text:style-name="P7"><text:span text:style-name="T9">1. </text:span><text:span text:style-name="T8">As a user, I want to be able to add my class schedule (course, building, time) for the day to the app, so that I can receive complete and correct walking directions to each building in order from the app.</text:span></text:p>
      <text:p text:style-name="P39"/>
      <text:p text:style-name="P11"><text:span text:style-name="T21">1.1 </text:span><text:span text:style-name="T20">Functional User Requirements:</text:span></text:p>
      <text:p text:style-name="P49"/>
      <text:p text:style-name="P27"><text:span text:style-name="T22">1.1.1 </text:span><text:span text:style-name="T25">The software shall allow the user to add new schedules consisting of the course number, name of the building and the time when the class starts.</text:span></text:p>
      <text:p text:style-name="P27"><text:span text:style-name="T26">1.1.2 </text:span><text:span text:style-name="T25">The software shall show the route to the next class in order of their starting times.</text:span></text:p>
      <text:p text:style-name="P27"><text:span text:style-name="T26">1.1.3 </text:span><text:span text:style-name="T25">The software shall have a list of building names and the user will only be able to input a building name if it matches a building name on the list.</text:span></text:p>
      <text:p text:style-name="P40"/>
      <text:p text:style-name="P11"><text:span text:style-name="T28">1.2 </text:span><text:span text:style-name="T20">Non-Functional User Requirements:</text:span></text:p>
      <text:p text:style-name="P49"/>
      <text:p text:style-name="P27"><text:span text:style-name="T22">1.2.1 </text:span><text:span text:style-name="T25">The software shall be convenient and user-friendly.</text:span></text:p>
      <text:p text:style-name="P27"><text:span text:style-name="T25">1.</text:span><text:span text:style-name="T26">2.2</text:span><text:span text:style-name="T25"> Students should be able to expertly add the schedule as required after 15 minutes of tinkering with it.</text:span></text:p>
      <text:p text:style-name="P40"/>
      <text:p text:style-name="P11"><text:span text:style-name="T28">1.3 </text:span><text:span text:style-name="T20">Functional System Requirements:</text:span></text:p>
      <text:p text:style-name="P49"/>
      <text:p text:style-name="P27"><text:span text:style-name="T22">1.3.1 </text:span><text:span text:style-name="T8">The main screen of the software will contain a create schedule button.</text:span></text:p>
      <text:p text:style-name="P27"><text:span text:style-name="T9">1.3.2 </text:span><text:span text:style-name="T8">The software saves the name of valid Texas tech University buildings in an array.</text:span></text:p>
      <text:p text:style-name="P27"><text:soft-page-break/><text:span text:style-name="T9">1.3.3 </text:span><text:span text:style-name="T8">The software creates an error message if the user enters a building name that doesn’t match with name of any building in the array.</text:span></text:p>
      <text:p text:style-name="P59"/>
      <text:p text:style-name="P59"/>
      <text:p text:style-name="P8"><text:span text:style-name="T9">2. </text:span><text:span text:style-name="T8">As a user, I want to be able to save my schedule for the day and give it a name so that I can recall it quickly in the future. (Story Points: 2)</text:span></text:p>
      <text:p text:style-name="P39"/>
      <text:p text:style-name="P11"><text:span text:style-name="T21">2.1 </text:span><text:span text:style-name="T20">Functional User Requirements:</text:span></text:p>
      <text:p text:style-name="P50"/>
      <text:p text:style-name="P27"><text:span text:style-name="T8">2.1.</text:span><text:span text:style-name="T9">1 </text:span><text:span text:style-name="T8">The software shall allow the user to save any created schedule and give it a name.</text:span></text:p>
      <text:p text:style-name="P27"><text:span text:style-name="T26">2.1.2 </text:span><text:span text:style-name="T25">The software shall allow the user to load a previously saved schedule from the main screen.</text:span></text:p>
      <text:p text:style-name="P39"/>
      <text:p text:style-name="P11"><text:span text:style-name="T21">2.2 </text:span><text:span text:style-name="T20">Non-Functional User Requirements:</text:span></text:p>
      <text:p text:style-name="P51"/>
      <text:p text:style-name="P27"><text:span text:style-name="T25">2.</text:span><text:span text:style-name="T26">2.1</text:span><text:span text:style-name="T25"> The software shall not have idle time more than 2 seconds when saving a schedule.</text:span></text:p>
      <text:p text:style-name="P27"><text:span text:style-name="T25">2.</text:span><text:span text:style-name="T26">2.2</text:span><text:span text:style-name="T25"> Students should be able to expertly save a schedule in the app after 5 minutes of tinkering with it.</text:span></text:p>
      <text:p text:style-name="P39"/>
      <text:p text:style-name="P11"><text:span text:style-name="T21">2.3 </text:span><text:span text:style-name="T20">Functional System Requirements:</text:span></text:p>
      <text:p text:style-name="P50"/>
      <text:p text:style-name="P27"><text:span text:style-name="T8">2.</text:span><text:span text:style-name="T9">3.1</text:span><text:span text:style-name="T8"> The software shall have a save button appear on the screen once the user has entered in the course name, building name and the time.</text:span></text:p>
      <text:p text:style-name="P59"/>
      <text:p text:style-name="P59"/>
      <text:p text:style-name="P8"><text:span text:style-name="T9">3. </text:span><text:span text:style-name="T8">As a user, I want to be able to save and recall multiple schedules, because I may not have the same schedule every day.</text:span></text:p>
      <text:p text:style-name="P40"/>
      <text:p text:style-name="P11"><text:span text:style-name="T28">3.1 </text:span><text:span text:style-name="T27">Functional User Requirements:</text:span></text:p>
      <text:p text:style-name="P51"/>
      <text:p text:style-name="P27"><text:span text:style-name="T25">3.1.</text:span><text:span text:style-name="T26">1</text:span><text:span text:style-name="T25"> The software shall allow the user to set created schedules for a specific day of the week.</text:span></text:p>
      <text:p text:style-name="P27"><text:span text:style-name="T25">3.</text:span><text:span text:style-name="T26">1.</text:span><text:span text:style-name="T25">2 The software shall allow the user to set a single schedule for multiple days of the week.</text:span></text:p>
      <text:p text:style-name="P65"/>
      <text:p text:style-name="P12"><text:span text:style-name="T28">3.2 </text:span><text:span text:style-name="T20">Non-Functional User Requirements:</text:span></text:p>
      <text:p text:style-name="P70"/>
      <text:p text:style-name="P29"><text:span text:style-name="T25">3.</text:span><text:span text:style-name="T26">2.1</text:span><text:span text:style-name="T25"> The user must be pleased with the GUI appearance.</text:span></text:p>
      <text:p text:style-name="P28"><text:span text:style-name="T25">3.</text:span><text:span text:style-name="T26">2.2</text:span><text:span text:style-name="T25"> The software shall have all menus in a consistent format.</text:span></text:p>
      <text:p text:style-name="P65"/>
      <text:p text:style-name="P12"><text:span text:style-name="T28">3.3 </text:span><text:span text:style-name="T20">Functional System Requirements:</text:span></text:p>
      <text:p text:style-name="P71"/>
      <text:p text:style-name="P28"><text:span text:style-name="T8">3.</text:span><text:span text:style-name="T9">3.1</text:span><text:span text:style-name="T8"> After clicking the save schedule button, the software will prompt the user to set it for a day or multiple days of the week.</text:span></text:p>
      <text:p text:style-name="P28"><text:span text:style-name="T8">3.</text:span><text:span text:style-name="T9">3.2</text:span><text:span text:style-name="T8"> The software shows a time conflict error if the schedule set for a specific day overlaps with a different previously saved schedule for the same day.</text:span></text:p>
      <text:p text:style-name="P72"/>
      <text:p text:style-name="P72"/>
      <text:p text:style-name="P9"><text:span text:style-name="T7">4. </text:span>As a user, I want to be able to easily delete saved schedules, in case my schedule changes or I have progressed to a new term with different classes, so that I am not encumbered by schedules that are no longer relevant.</text:p>
      <text:p text:style-name="P17"><text:soft-page-break/></text:p>
      <text:p text:style-name="P17">4.1 Functional User Requirements:</text:p>
      <text:p text:style-name="P33"/>
      <text:p text:style-name="P33">4.1.1 The system shall allow the user to recall a list of stored schedules by pressing an appropriate menu button.</text:p>
      <text:p text:style-name="P33">4.1.2 The system shall allow the user to edit or delete any recalled scheduled.</text:p>
      <text:list xml:id="list2627674978" text:style-name="WWNum1">
        <text:list-item>
          <text:list>
            <text:list-header>
              <text:p text:style-name="P66"/>
              <text:p text:style-name="P66">4.2 Functional System Requirements:</text:p>
            </text:list-header>
          </text:list>
        </text:list-item>
      </text:list>
      <text:p text:style-name="P32"/>
      <text:p text:style-name="P32">4.2.1 The system shall be designed such that the option to display stored schedules is easily accessible to the user from either a drop-down menu or side panel.</text:p>
      <text:p text:style-name="P32">4.2.2 The system shall provide the user with “View”, “Edit”, and “Delete” options once a schedule has been selected.</text:p>
      <text:list xml:id="list210057168" text:style-name="WWNum3">
        <text:list-item>
          <text:list>
            <text:list-header>
              <text:p text:style-name="P67"/>
              <text:p text:style-name="P67">4.3 Non-Functional Requirements:</text:p>
            </text:list-header>
          </text:list>
        </text:list-item>
      </text:list>
      <text:p text:style-name="P32"/>
      <text:p text:style-name="P32">4.3.1 The system shall store the user’s list of saved scheduled in a single file not exceeding 25MB.</text:p>
      <text:p text:style-name="P32">4.3.2 The system shall respond to a request to display or edit the saved schedules file within 2 seconds 99% of the time.</text:p>
      <text:p text:style-name="P2"/>
      <text:p text:style-name="P2"/>
      <text:p text:style-name="P2"><text:span text:style-name="T7">5. </text:span>As a user, I want the app to automatically determine the geographical location of buildings that my classes are in based only on the name of the building as provided by the schedule in the TTU registration system, so that I can easily have my schedule generated without research or prior knowledge of where the buildings are.</text:p>
      <text:h text:style-name="P22" text:outline-level="2"/>
      <text:h text:style-name="P22" text:outline-level="2">5.1 Functional User Requirements:</text:h>
      <text:p text:style-name="P30"/>
      <text:p text:style-name="P30">5.1.1 The system shall intelligently determine the on-campus location of each of the user’s classes based only on the building prefix and room number entered by the user during schedule input.</text:p>
      <text:list xml:id="list2414453002" text:style-name="WWNum6">
        <text:list-header>
          <text:p text:style-name="P68"/>
          <text:p text:style-name="P68">5.2 Functional System Requirements:</text:p>
        </text:list-header>
      </text:list>
      <text:p text:style-name="P31"/>
      <text:p text:style-name="P31">5.2.1 The system shall utilize a data structure/database that maps building prefixes and room numbers with physical addresses on campus.</text:p>
      <text:p text:style-name="P31">5.2.2 The system shall provide mapped physical addresses to the mapping engine for use during route generation.</text:p>
      <text:p text:style-name="P31">5.2.3 The system shall generate and display an error message for any invalid schedule input that does not map to a physical address.</text:p>
      <text:p text:style-name="P31">5.2.4 The system shall generate and display an error message in the event the mapping engine service cannot be reached.</text:p>
      <text:p text:style-name="P18"><text:soft-page-break/></text:p>
      <text:p text:style-name="P18">5.3. Non-Functional Requirements:</text:p>
      <text:p text:style-name="P31"/>
      <text:p text:style-name="P31">5.3.1 The system shall correctly process all building number to physical address mappings for a given schedule within 3 seconds 99% of the time.</text:p>
      <text:p text:style-name="P2"/>
      <text:p text:style-name="P2"/>
      <text:p text:style-name="P10">6. As a user, I want the app to intelligently determine when classes for the day are already over and provide the reduced set of directions only to classes which are not yet over, so that I am not encumbered by excess, unnecessary information.</text:p>
      <text:h text:style-name="P22" text:outline-level="2"/>
      <text:h text:style-name="P22" text:outline-level="2">6.1 Functional User Requirements:</text:h>
      <text:p text:style-name="P31"/>
      <text:p text:style-name="P31">6.1.1 The system shall dynamically generate the user’s route based on the selected schedule and time of day.</text:p>
      <text:p text:style-name="P18"/>
      <text:p text:style-name="P18">6.2 Functional System Requirements:</text:p>
      <text:p text:style-name="P31"/>
      <text:p text:style-name="P31">6.2.1 The system shall be able to retrieve the current time of day from the operating device’s onboard system time.</text:p>
      <text:p text:style-name="P31">6.2.2 The system shall generate a local copy of the selected schedule when the user chooses to generate their route.</text:p>
      <text:p text:style-name="P31">6.2.3 The system shall cross-reference the retrieved time of day against the schedule’s class times.</text:p>
      <text:p text:style-name="P31">6.2.4 The system shall remove from the local schedule copy any classes which have already ended.</text:p>
      <text:p text:style-name="P31">6.2.5 The system shall pass the validated schedule copy to the mapping engine for route generation.</text:p>
      <text:list xml:id="list1086973419" text:style-name="WWNum12">
        <text:list-header>
          <text:p text:style-name="P69"/>
        </text:list-header>
      </text:list>
      <text:p text:style-name="P19">6.3 Non-Functional Requirements:</text:p>
      <text:p text:style-name="P31"/>
      <text:p text:style-name="P31">6.3.1 The system shall process a time validated schedule to the mapping within 3 seconds of the user requesting a route, 95% of the time.</text:p>
      <text:p text:style-name="P31">6.3.2 The system shall not require any further input from the user from the time the user requests a route until the mapping engine returns its results.</text:p>
      <text:list xml:id="list1330594800" text:style-name="WWNum13">
        <text:list-item>
          <text:list>
            <text:list-header>
              <text:p text:style-name="P73"/>
              <text:p text:style-name="P73"/>
            </text:list-header>
          </text:list>
          <text:p text:style-name="P62">7. As a user, I also want the app to give me the option to toggle showing the routes to ALL classes for the day regardless of whether they are already over, so that I can show my schedule to others in person.</text:p>
        </text:list-item>
      </text:list>
      <text:p text:style-name="P41"/>
      <text:p text:style-name="P13"><text:span text:style-name="T5">7.1 </text:span><text:span text:style-name="T4">Functional Requirements:</text:span></text:p>
      <text:p text:style-name="P26"/>
      <text:p text:style-name="P26"><text:soft-page-break/>7.1.1 The system shall allow the user shall be provided a button to show the user all his class routes for the day in one screen. </text:p>
      <text:p text:style-name="P26">7.1.2 The system shall be able retrieve the stored information of his classes from that day.</text:p>
      <text:p text:style-name="P26">7.1.3 The system shall send the information to the GPS and get the entire routes that he will complete that day.</text:p>
      <text:p text:style-name="P16"/>
      <text:p text:style-name="P16"><text:span text:style-name="T30">7.2 </text:span>Non-<text:span text:style-name="T7">F</text:span>unctional <text:span text:style-name="T7">R</text:span>equirement<text:span text:style-name="T7">s:</text:span></text:p>
      <text:p text:style-name="P24"/>
      <text:p text:style-name="P24"><text:span text:style-name="T7">7.2.1 </text:span>The system must be capable of changing the screen from showing one route to showing All routes in the day in less than 4 seconds, <text:s text:c="2"/>90% of the times.</text:p>
      <text:p text:style-name="P24"/>
      <text:p text:style-name="P44"><text:span text:style-name="T30">7.3 F</text:span>unctional <text:span text:style-name="T32">System R</text:span>equirement<text:span text:style-name="T7">s:</text:span></text:p>
      <text:p text:style-name="P57"/>
      <text:p text:style-name="P57"><text:span text:style-name="T7">7.3.1 </text:span>T<text:span text:style-name="T32">he system should provide an ALL view button before the user starts their route and while the user is going through their route.</text:span></text:p>
      <text:p text:style-name="P57"/>
      <text:p text:style-name="P58">7.3.2 The system shall send every destination to GPS, in the order that the user will be walking through it on the map.</text:p>
      <text:p text:style-name="P58"/>
      <text:p text:style-name="P58">7.3.3 After getting the location of each destination, the system shall put all the routes on one map and show them to the user.</text:p>
      <text:p text:style-name="P2"/>
      <text:p text:style-name="P2"/>
      <text:p text:style-name="P5"><text:span text:style-name="T1">8. </text:span><text:span text:style-name="T31">As a user, I want the app to show me the shortest walking route between classes, so that I can arrive as quickly as possible in the event that I am running late.</text:span></text:p>
      <text:p text:style-name="P16"/>
      <text:p text:style-name="P16"><text:span text:style-name="T30">8.1 </text:span>Functional Requirements:</text:p>
      <text:p text:style-name="P24"/>
      <text:p text:style-name="P24"><text:span text:style-name="T7">8.1.1 </text:span>The system shall be able to connect to the GPS consistently to constantly get the information needed.</text:p>
      <text:p text:style-name="P24"><text:span text:style-name="T7">8.1.2 </text:span>The system should calculate the shortest route from classes depending on distance and time of travel. </text:p>
      <text:p text:style-name="P24"><text:span text:style-name="T7">8.1.3 </text:span>The system should use a timer to understand which destination the user is going to.</text:p>
      <text:p text:style-name="P41"/>
      <text:p text:style-name="P13"><text:span text:style-name="T5">8.2 </text:span><text:span text:style-name="T2">Non-</text:span><text:span text:style-name="T4">F</text:span><text:span text:style-name="T2">unctional Requirements:</text:span></text:p>
      <text:p text:style-name="P24"/>
      <text:p text:style-name="P24"><text:span text:style-name="T7">8.2.1 </text:span>The system must be capable of connecting with google GPS, input the two destinations, and respond to the users with the shortest distance to class in less than 5 seconds, 95% of the time.</text:p>
      <text:p text:style-name="P24"/>
      <text:p text:style-name="P44"><text:span text:style-name="T32">8.3 F</text:span>unctional <text:span text:style-name="T32">System R</text:span>equirement<text:span text:style-name="T7">s:</text:span></text:p>
      <text:p text:style-name="P57"/>
      <text:p text:style-name="P57"><text:span text:style-name="T32">8.3.1 </text:span>T<text:span text:style-name="T32">he system shall get the current location of the user using the GPS function, which will utilize the Google GPS helper function.</text:span></text:p>
      <text:p text:style-name="P57"/>
      <text:p text:style-name="P58">8.3.2 The system will get the location of the user and the location of the destination and calculate the shortest path between them.</text:p>
      <text:p text:style-name="P58"/>
      <text:p text:style-name="P58"><text:soft-page-break/>8.3.3 The system will print the map destination to the screen to show the shortest location and time for the user to get to their destination.</text:p>
      <text:p text:style-name="P2"/>
      <text:p text:style-name="P2"/>
      <text:p text:style-name="P5"><text:span text:style-name="T1">9. </text:span><text:span text:style-name="T31">As a user, I want the app to regularly update and display my current location on the navigation map, so that I can more easily follow the directions provided by the app.</text:span></text:p>
      <text:p text:style-name="P16"/>
      <text:p text:style-name="P16"><text:span text:style-name="T30">9.1 </text:span>Functional Requirements:</text:p>
      <text:p text:style-name="P24"/>
      <text:p text:style-name="P24"><text:span text:style-name="T7">9.1.1 </text:span>The system shall be able to call the GPS function and get the users location</text:p>
      <text:p text:style-name="P24"><text:span text:style-name="T7">9.1.2 </text:span>The system shall be able to use a timer and constantly call the gps function to get the location as accurate as possible.</text:p>
      <text:p text:style-name="P16"/>
      <text:p text:style-name="P16"><text:span text:style-name="T30">9.2 </text:span>Non-functional Requirements:</text:p>
      <text:p text:style-name="P24"/>
      <text:p text:style-name="P24"><text:span text:style-name="T7">9.2.1 </text:span>The system must be capable of connecting to the GPS and getting the users exact position each time after recalculating in less than 2 seconds, 98<text:bookmark text:name="_GoBack1"/>% of the time.</text:p>
      <text:p text:style-name="P24"/>
      <text:p text:style-name="P44"><text:span text:style-name="T32">9.3 F</text:span>unctional <text:span text:style-name="T32">System R</text:span>equirement<text:span text:style-name="T7">s:</text:span></text:p>
      <text:p text:style-name="P57"/>
      <text:p text:style-name="P57"><text:span text:style-name="T32">9.3.1 </text:span>T<text:span text:style-name="T32">he system should calculate the current location of the user using the GPS function provided by Google GPS.</text:span></text:p>
      <text:p text:style-name="P57"/>
      <text:p text:style-name="P58">9.3.2 The system shall also have a timer that is set to a small count, such as 2 seconds, to recalculate the location of the user every time.</text:p>
      <text:p text:style-name="P58"/>
      <text:p text:style-name="P58">9.3.3 Every time the location of the user is recalculated, the app must show the user their new location on the map.</text:p>
      <text:p text:style-name="P2"/>
      <text:p text:style-name="P2"/>
      <text:p text:style-name="P2">10. <text:span text:style-name="T10">As a user, I want the app to show me an estimated amount of time to travel from my current location to the next destination in my schedule, so that I can react with more urgency if I am in danger of being late.</text:span></text:p>
      <text:p text:style-name="P45"/>
      <text:p text:style-name="P13"><text:span text:style-name="T19">10.1 </text:span><text:span text:style-name="T16">Functional User Requirement</text:span><text:span text:style-name="T17">s:</text:span></text:p>
      <text:p text:style-name="P52"/>
      <text:p text:style-name="P24"><text:span text:style-name="T11">10.1.</text:span><text:span text:style-name="T13">1</text:span><text:span text:style-name="T11"> </text:span><text:span text:style-name="T10">After “Start” bottom be selected by user, the screen should show a time. This time is calculated based on the average speed and the route between current location and next destination.</text:span></text:p>
      <text:p text:style-name="P45"/>
      <text:p text:style-name="P16"><text:span text:style-name="T13">10.2 </text:span><text:span text:style-name="T10">Non-Functional User Requirement</text:span><text:span text:style-name="T11">s:</text:span></text:p>
      <text:p text:style-name="P52"/>
      <text:p text:style-name="P24"><text:span text:style-name="T11">10.2.</text:span><text:span text:style-name="T13">1</text:span><text:span text:style-name="T11"> </text:span><text:span text:style-name="T10">System should respond in 10 second</text:span></text:p>
      <text:p text:style-name="P45"/>
      <text:p text:style-name="P16"><text:span text:style-name="T13">10.3 </text:span><text:span text:style-name="T10">Functional </text:span><text:span text:style-name="T11">System Requirements:</text:span></text:p>
      <text:p text:style-name="P54"/>
      <text:p text:style-name="P24"><text:span text:style-name="T10">10.3.</text:span><text:span text:style-name="T13">1</text:span><text:span text:style-name="T10"> System reads current location</text:span></text:p>
      <text:p text:style-name="P24"><text:span text:style-name="T10">10.</text:span><text:span text:style-name="T13">3.2</text:span><text:span text:style-name="T10"> System has average speed data</text:span></text:p>
      <text:p text:style-name="P24"><text:span text:style-name="T10">10.</text:span><text:span text:style-name="T13">3.3</text:span><text:span text:style-name="T10"> System has the “next destination” information</text:span></text:p>
      <text:p text:style-name="P24"><text:soft-page-break/><text:span text:style-name="T10">10.</text:span><text:span text:style-name="T13">3.4</text:span><text:span text:style-name="T10"> System calculate time needed time=route length/average speed</text:span></text:p>
      <text:p text:style-name="P24"><text:span text:style-name="T10">10.</text:span><text:span text:style-name="T13">3.5</text:span><text:span text:style-name="T10"> System show the result</text:span></text:p>
      <text:p text:style-name="P3"/>
      <text:p text:style-name="P3"/>
      <text:p text:style-name="P3">11. As a user, I want the app to tell me how much time is available until my next class begins, so that I can more easily fit unscheduled activities into my day without calculating myself the amount of time available until class begins.</text:p>
      <text:p text:style-name="P46"/>
      <text:p text:style-name="P16"><text:span text:style-name="T12">11.1 </text:span><text:span text:style-name="T10">Functional User Requirement</text:span><text:span text:style-name="T11">s:</text:span></text:p>
      <text:p text:style-name="P52"/>
      <text:p text:style-name="P24"><text:span text:style-name="T11">11.1.</text:span><text:span text:style-name="T12">1</text:span><text:span text:style-name="T11"> </text:span><text:span text:style-name="T10">Screen should show the time remaining for the next class.</text:span></text:p>
      <text:p text:style-name="P46"/>
      <text:p text:style-name="P16"><text:span text:style-name="T12">11.2 </text:span><text:span text:style-name="T10">Non-Functional User Requirement</text:span><text:span text:style-name="T11">s:</text:span></text:p>
      <text:p text:style-name="P52"/>
      <text:p text:style-name="P24"><text:span text:style-name="T11">11.2.</text:span><text:span text:style-name="T12">1</text:span><text:span text:style-name="T11"> </text:span><text:span text:style-name="T10">System should respond in one second</text:span></text:p>
      <text:p text:style-name="P46"/>
      <text:p text:style-name="P16"><text:span text:style-name="T12">11.3 </text:span><text:span text:style-name="T10">Functional </text:span><text:span text:style-name="T11">S</text:span><text:span text:style-name="T10">ystem </text:span><text:span text:style-name="T11">R</text:span><text:span text:style-name="T10">equirement</text:span><text:span text:style-name="T11">s:</text:span></text:p>
      <text:p text:style-name="P54"/>
      <text:p text:style-name="P24"><text:span text:style-name="T10">11.3.</text:span><text:span text:style-name="T12">1</text:span><text:span text:style-name="T10"> System reads the time of next class</text:span></text:p>
      <text:p text:style-name="P24"><text:span text:style-name="T10">11.</text:span><text:span text:style-name="T14">3</text:span><text:span text:style-name="T11">.</text:span><text:span text:style-name="T14">2</text:span><text:span text:style-name="T10"> System calculate result: “next class time”-“current time”</text:span></text:p>
      <text:p text:style-name="P24"><text:span text:style-name="T10">11.</text:span><text:span text:style-name="T14">3</text:span><text:span text:style-name="T11">.</text:span><text:span text:style-name="T14">3</text:span><text:span text:style-name="T10"> System shows the result</text:span></text:p>
      <text:p text:style-name="P3"/>
      <text:p text:style-name="P3"/>
      <text:p text:style-name="P3">12. As a user, I want the app to notify me with special messages when I am in danger of being late to class, based on the time the class begins and the travel time necessary to reach the building, so that I can afford to be distracted and do not have to constantly check the app.</text:p>
      <text:p text:style-name="P46"/>
      <text:p text:style-name="P13"><text:span text:style-name="T18">12.1 </text:span><text:span text:style-name="T16">Functional User Requirement</text:span><text:span text:style-name="T17">s:</text:span></text:p>
      <text:p text:style-name="P52"/>
      <text:p text:style-name="P24"><text:span text:style-name="T11">12.1.</text:span><text:span text:style-name="T12">1</text:span><text:span text:style-name="T11"> </text:span><text:span text:style-name="T10">Screen should show a warning with message ”Going Late!”.</text:span></text:p>
      <text:p text:style-name="P46"/>
      <text:p text:style-name="P13"><text:span text:style-name="T18">12.2 </text:span><text:span text:style-name="T16">Non-Functional User Requirement</text:span><text:span text:style-name="T17">s:</text:span></text:p>
      <text:p text:style-name="P52"/>
      <text:p text:style-name="P24"><text:span text:style-name="T11">12.2.</text:span><text:span text:style-name="T12">1</text:span><text:span text:style-name="T11"> </text:span><text:span text:style-name="T10">System automatically shows the warning.</text:span></text:p>
      <text:p text:style-name="P46"/>
      <text:p text:style-name="P13"><text:span text:style-name="T18">12.3 </text:span><text:span text:style-name="T16">Functional </text:span><text:span text:style-name="T17">S</text:span><text:span text:style-name="T16">ystem </text:span><text:span text:style-name="T17">R</text:span><text:span text:style-name="T16">equirement</text:span><text:span text:style-name="T17">s:</text:span></text:p>
      <text:p text:style-name="P54"/>
      <text:p text:style-name="P24"><text:span text:style-name="T10">12.3.</text:span><text:span text:style-name="T12">1</text:span><text:span text:style-name="T10"> System read result from 11.3.2</text:span></text:p>
      <text:p text:style-name="P24"><text:span text:style-name="T10">12.</text:span><text:span text:style-name="T12">3.2</text:span><text:span text:style-name="T10"> System has pre-set time</text:span></text:p>
      <text:p text:style-name="P24"><text:span text:style-name="T10">12.</text:span><text:span text:style-name="T12">3.3</text:span><text:span text:style-name="T10"> System pop warning if “pre-set time”&lt; time “11.3.2”</text:span></text:p>
      <text:p text:style-name="P2"/>
      <text:p text:style-name="P2"/>
      <text:p text:style-name="P2">13. As a user, I want the reminder feature to honor silent mode and notification settings on the mobile device, so that I am not inconvenienced by additional settings.</text:p>
      <text:p text:style-name="P42"/>
      <text:p text:style-name="P13"><text:span text:style-name="T3">13.1 </text:span><text:span text:style-name="T2">Functional user requirement</text:span>:</text:p>
      <text:p text:style-name="P24"/>
      <text:p text:style-name="P24">13.<text:span text:style-name="T29">1.1</text:span> Software must honor device silent mode setting.</text:p>
      <text:p text:style-name="P42"/>
      <text:p text:style-name="P13"><text:soft-page-break/><text:span text:style-name="T3">13.2 </text:span><text:span text:style-name="T2">Non-functional user requirement</text:span>:</text:p>
      <text:p text:style-name="P24"/>
      <text:p text:style-name="P24">13.<text:span text:style-name="T29">2.1</text:span> Easy to use: There should be no mention of this feature in the app.</text:p>
      <text:p text:style-name="P24">13.2.<text:span text:style-name="T29">2</text:span> Easy to use: There should be no functionality to altar this behavior.</text:p>
      <text:p text:style-name="P42"/>
      <text:p text:style-name="P13"><text:span text:style-name="T3">13.3 </text:span><text:span text:style-name="T2">Functional system requirements</text:span>:</text:p>
      <text:p text:style-name="P24"/>
      <text:p text:style-name="P24">13.3.<text:span text:style-name="T29">1</text:span> The software will register notifications with the device and allow the operating system to properly handle the functionality.</text:p>
      <text:p text:style-name="P24">13.<text:span text:style-name="T29">3.2</text:span> If necessary, all reminder functions will check device settings and will not generate a reminder if the device is set to not notify.</text:p>
      <text:p text:style-name="P2"/>
      <text:p text:style-name="P2"/>
      <text:p text:style-name="P2">14. As a user, I want to be able to completely disable all reminder features, regardless of phone notification settings on the mobile device, so that I am not bothered by unnecessary reminders when I am confident about my schedule.</text:p>
      <text:p text:style-name="P42"/>
      <text:p text:style-name="P13"><text:span text:style-name="T3">14.1 </text:span><text:span text:style-name="T2">Functional user requirement</text:span>:</text:p>
      <text:p text:style-name="P24"/>
      <text:p text:style-name="P24">14.<text:span text:style-name="T24">1.1</text:span> The software shall allows disabling notification settings.</text:p>
      <text:p text:style-name="P42"/>
      <text:p text:style-name="P13"><text:span text:style-name="T3">14.2 </text:span><text:span text:style-name="T2">Non-functional user requirement</text:span>:</text:p>
      <text:p text:style-name="P24"/>
      <text:p text:style-name="P24">14.<text:span text:style-name="T24">2.1</text:span> Easy to use: The setting will be prominent within a settings menu as one of few settings. Toggling the setting should be simple.</text:p>
      <text:p text:style-name="P24">14.<text:span text:style-name="T29">2.2</text:span> Speed: The setting should take effect within 2 seconds of the user making their setting selection.</text:p>
      <text:p text:style-name="P42"/>
      <text:p text:style-name="P13"><text:span text:style-name="T3">14.3 </text:span><text:span text:style-name="T2">Functional system requirements</text:span>:</text:p>
      <text:p text:style-name="P24"/>
      <text:p text:style-name="P24">14.<text:span text:style-name="T29">3.1</text:span> When the notification reminder setting is set to disabled, no reminder functions will be activated. Each reminder function will check for the setting to determine whether a reminder may occur.</text:p>
      <text:p text:style-name="P24">14.<text:span text:style-name="T29">3.2</text:span> In the settings view, toggling (both on and off) occurs by pressing the disable reminders setting. The setting will visibly indicate the current setting with a toggle box, check box, or textual explanation.</text:p>
      <text:p text:style-name="P24">14.<text:span text:style-name="T29">3.3</text:span> When a setting selection is made, the settings view should still be displayed but the visual indicator of the particular setting should be updated.</text:p>
      <text:p text:style-name="P2"/>
      <text:p text:style-name="P2"/>
      <text:p text:style-name="P2">15. As a user, I want the app to recalculate the shortest path to the next destination in my schedule with the push of a ‘recalculate’ button, in the event that I veer from the original route and require new directions.</text:p>
      <text:p text:style-name="P16"/>
      <text:p text:style-name="P16"><text:span text:style-name="T29">15.1 </text:span>Functional user requirement:</text:p>
      <text:p text:style-name="P24"/>
      <text:p text:style-name="P24">15.<text:span text:style-name="T29">1.1</text:span> The software shall recalculate the path to the next destination when a „recalculate“ button is pressed.</text:p>
      <text:p text:style-name="P43"/>
      <text:p text:style-name="P14"><text:soft-page-break/><text:span text:style-name="T3">15.2 </text:span><text:span text:style-name="T2">Non-functional user requirement:</text:span></text:p>
      <text:p text:style-name="P24"/>
      <text:p text:style-name="P24">15.<text:span text:style-name="T29">2.1</text:span> Ease to use: The feature will require no training. Users in 99% of cases must be able to use the feature on their first attempt.</text:p>
      <text:p text:style-name="P24">15.2.<text:span text:style-name="T29">2</text:span> Speed: The recalculation should be completed within 10 seconds of the recalculate button being pressed.</text:p>
      <text:p text:style-name="P16"/>
      <text:p text:style-name="P16"><text:span text:style-name="T29">15.3 </text:span>Functional system requirements:</text:p>
      <text:p text:style-name="P24"/>
      <text:p text:style-name="P24">15.3.<text:span text:style-name="T29">1</text:span> When the recalculate button is pressed, a function call will use the Google Maps API to refresh the map.</text:p>
      <text:p text:style-name="P24">15.<text:span text:style-name="T29">3.2</text:span> The button shall be fairly prominent (take up at least 5% of available screen space) without crowding out the map from being usefully visible (the button shall take up no more than 20% of available screen space)</text:p>
      <text:p text:style-name="P2"/>
      <text:p text:style-name="P2"/>
      <text:p text:style-name="P10">16. As a user, I want to be able to arbitrarily add some other locations to the app and to my schedules, so that I can plan in regular lunch destinations or walks for exercise between classes.</text:p>
      <text:h text:style-name="P22" text:outline-level="2"/>
      <text:h text:style-name="P22" text:outline-level="2">16.1 Functional User Requirements:</text:h>
      <text:p text:style-name="P31"/>
      <text:p text:style-name="P31">16.1.1 The system shall allow the user to add destinations to their schedule that do not correspond to classes.</text:p>
      <text:p text:style-name="P18"/>
      <text:p text:style-name="P18">16.2 Functional System Requirements:</text:p>
      <text:p text:style-name="P31"/>
      <text:p text:style-name="P31">16.2.1 The system shall allow the user to add destinations to their saved schedules by using either the building number or physical address.</text:p>
      <text:p text:style-name="P31">16.2.2 The system shall allow the user to label these destinations in their saved schedules.</text:p>
      <text:p text:style-name="P18"/>
      <text:p text:style-name="P18">16.3 Non-Functional Requirements:</text:p>
      <text:p text:style-name="P31">16.3.1 The system shall be implemented such that destinations not related to classes are easily added, modified, or removed by the user.</text:p>
      <text:p text:style-name="P74"/>
      <text:p text:style-name="P74"/>
      <text:p text:style-name="Standard">17. As a user, I want to be able to add arbitrary locations which will only be considered on that day only, and not saved to the schedule for use on other days, so that I can benefit from the features of the app even with short-term plans without inconveniencing myself by having to remove destinations from the schedule again later.</text:p>
      <text:p text:style-name="P21"/>
      <text:p text:style-name="P21">17.1 Functional User Requirements:</text:p>
      <text:p text:style-name="P33"/>
      <text:p text:style-name="P33">17.1.1 The system shall allow the user to add locations to an existing schedule before route generation that will not be permanently saved to that schedule.</text:p>
      <text:p text:style-name="P20"/>
      <text:p text:style-name="P20">17.2 Functional System Requirements:</text:p>
      <text:p text:style-name="P33"><text:soft-page-break/></text:p>
      <text:p text:style-name="P33">17.2.1 The system shall allow the user to add locations to their route request based on either a building number or physical address.</text:p>
      <text:p text:style-name="P33">17.2.2 The system shall not write temporary destinations to a saved schedule.</text:p>
      <text:p text:style-name="P33">17.2.3 The system shall pass a local schedule copy, including both saved and temporary destinations, to the mapping engine after a user requests a route.</text:p>
      <text:p text:style-name="P20"/>
      <text:p text:style-name="P20">17.3 Non-Functional Requirements:</text:p>
      <text:p text:style-name="P33"/>
      <text:p text:style-name="P33">17.3.1 The system shall send a route request to the mapping engine within 3 seconds of the user selecting “Request Route”, 95% of the time.</text:p>
      <text:p text:style-name="P75"/>
      <text:p text:style-name="P75"/>
      <text:list xml:id="list2738913744" text:style-name="WWNum19">
        <text:list-header>
          <text:p text:style-name="P63">18. <text:span text:style-name="T23">As a user, I want to be able to mark a class as temporarily cancelled for the day and have directions and scheduling in the app updated accordingly, but have the regular schedule resumed the next day, so that I do not receive unnecessary notifications, reminders, or directions for classes I will not be attending that day.</text:span></text:p>
        </text:list-header>
      </text:list>
      <text:p text:style-name="P47"/>
      <text:p text:style-name="P47">18.1 Functional User Requirement</text:p>
      <text:p text:style-name="P53"/>
      <text:p text:style-name="P23"><text:span text:style-name="T11">18.1.1 </text:span><text:span text:style-name="T10">The system should allow user to change schedule temporarily, the general schedule should not be affected.</text:span></text:p>
      <text:p text:style-name="P47"/>
      <text:p text:style-name="P47">18.2 Functional system requirement</text:p>
      <text:p text:style-name="P25"/>
      <text:p text:style-name="P25">18.2.1 System should give user options to choose: temporarily change, general schedule change</text:p>
      <text:p text:style-name="P25">18.2.2 Temporary change will not affect general schedule</text:p>
      <text:p text:style-name="P25">18.2.3 Temporary changed schedule has higher priority than general schedule.</text:p>
      <text:p text:style-name="P3"/>
      <text:p text:style-name="P3"/>
      <text:p text:style-name="P3">19. As a user, I want to be able to edit existing/saved schedules to change the buildings and times of each class, so that I can correct for schedule changes and prior input mistakes without creating entirely new schedules.</text:p>
      <text:p text:style-name="P48"/>
      <text:p text:style-name="P13"><text:span text:style-name="T16">19.1 Functional User Requirement</text:span><text:span text:style-name="T17">s</text:span></text:p>
      <text:p text:style-name="P52"/>
      <text:p text:style-name="P24"><text:span text:style-name="T11">19.1.1 </text:span><text:span text:style-name="T10">Existing/saved schedules could be edited</text:span></text:p>
      <text:p text:style-name="P48"/>
      <text:p text:style-name="P13"><text:span text:style-name="T16">19.2 Non-Functional User Requirement</text:span><text:span text:style-name="T17">s</text:span></text:p>
      <text:p text:style-name="P52"/>
      <text:p text:style-name="P24"><text:span text:style-name="T11">19.2.1 </text:span><text:span text:style-name="T10">System should respond in one second</text:span></text:p>
      <text:p text:style-name="P48"/>
      <text:p text:style-name="P13"><text:span text:style-name="T16">19.3 Functional </text:span><text:span text:style-name="T17">S</text:span><text:span text:style-name="T16">ystem </text:span><text:span text:style-name="T17">R</text:span><text:span text:style-name="T16">equirement</text:span><text:span text:style-name="T17">s</text:span></text:p>
      <text:p text:style-name="P54"/>
      <text:p text:style-name="P24"><text:span text:style-name="T10">19.3.</text:span><text:bookmark text:name="_GoBack2"/><text:span text:style-name="T10">1 There should be an edit bottom on schedules</text:span></text:p>
      <text:p text:style-name="P54">19.3.2 System should show the schedule selected by user</text:p>
      <text:p text:style-name="P54"><text:soft-page-break/>19.3.3 System should allow user to edit the schedule</text:p>
      <text:p text:style-name="P54">19.3.4 System should allow user to save the schedule</text:p>
      <text:p text:style-name="P4"/>
      <text:p text:style-name="P4"/>
      <text:p text:style-name="P61">20. As a user, I want to be able to export schedules to other common digital calendar formats, so that I can integrate some benefits from the app with other apps that I use every day.</text:p>
      <text:p text:style-name="P47"/>
      <text:p text:style-name="P15"><text:span text:style-name="T16">20.1 Functional User Requirement</text:span><text:span text:style-name="T17">s</text:span></text:p>
      <text:p text:style-name="P53"/>
      <text:p text:style-name="P23"><text:span text:style-name="T11">20.1.1 </text:span><text:span text:style-name="T10">System should be able to generate </text:span><text:bookmark-start text:name="_Hlk506042987"/><text:span text:style-name="T10">excel and csv file</text:span><text:bookmark-end text:name="_Hlk506042987"/><text:span text:style-name="T10"> base on the schedule.</text:span></text:p>
      <text:p text:style-name="P47"/>
      <text:p text:style-name="P15"><text:span text:style-name="T16">20.2 Non-Functional User Requirement</text:span><text:span text:style-name="T17">s</text:span></text:p>
      <text:p text:style-name="P53"/>
      <text:p text:style-name="P23"><text:span text:style-name="T11">20.2.1 </text:span><text:span text:style-name="T10">System should keep schedule confidential.</text:span></text:p>
      <text:p text:style-name="P47"/>
      <text:p text:style-name="P15"><text:span text:style-name="T16">20.3 Functional </text:span><text:span text:style-name="T17">S</text:span><text:span text:style-name="T16">ystem </text:span><text:span text:style-name="T17">R</text:span><text:span text:style-name="T16">equirement</text:span><text:span text:style-name="T17">s</text:span></text:p>
      <text:p text:style-name="P25"/>
      <text:p text:style-name="P25">20.3.1 System should be able to convert schedules into excel and csv file.</text:p>
      <text:p text:style-name="P25">20.3.2 System should be able to send excel and csv file via email</text:p>
      <text:p text:style-name="P3"/>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29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vertical-align="auto"/>
      <style:text-properties fo:color="#000000" style:font-name="Arial" fo:font-family="Arial" style:font-family-generic="roman" style:font-pitch="variable" fo:font-size="26pt" fo:language="en" fo:country="none" style:font-name-asian="Arial1" style:font-family-asian="Arial" style:font-family-generic-asian="system" style:font-pitch-asian="variable" style:font-size-asian="26pt" style:language-asian="en" style:country-asian="US" style:font-name-complex="Arial1" style:font-family-complex="Arial" style:font-family-generic-complex="system" style:font-pitch-complex="variable" style:font-size-complex="26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15%"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WenQuanYi Micro Hei" style:font-family-asian="'WenQuanYi Micro Hei'"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WenQuanYi Micro Hei" style:font-family-asian="'WenQuanYi Micro Hei'" style:font-family-generic-asian="system" style:font-pitch-asian="variable" style:font-size-asian="13pt" style:font-name-complex="FreeSans" style:font-family-complex="FreeSans" style:font-family-generic-complex="system" style:font-pitch-complex="variable" style:font-size-complex="13pt"/>
    </style:style>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style:num-format="1" text:start-value="4"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style:num-format="1" text:start-value="6"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format="1" text:start-value="2" text:display-levels="2">
        <style:list-level-properties text:list-level-position-and-space-mode="label-alignment">
          <style:list-level-label-alignment text:label-followed-by="listtab" fo:text-indent="-0.25in" fo:margin-left="0.7665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in" fo:margin-left="1.5335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5in" fo:margin-left="2.05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5in" fo:margin-left="2.8165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5in" fo:margin-left="3.3335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1in" fo:margin-left="4.1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4.6165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in" fo:margin-left="5.1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6:15:16.957579107</meta:creation-date>
    <dc:date>2018-02-12T21:08:34.930283138</dc:date>
    <meta:editing-duration>PT23M28S</meta:editing-duration>
    <meta:editing-cycles>4</meta:editing-cycles>
    <meta:generator>LibreOffice/6.0.1.1$Linux_X86_64 LibreOffice_project/00m0$Build-1</meta:generator>
    <meta:document-statistic meta:table-count="0" meta:image-count="0" meta:object-count="0" meta:page-count="11" meta:paragraph-count="201" meta:word-count="3324" meta:character-count="19841" meta:non-whitespace-character-count="16714"/>
  </office:meta>
</office:document-meta>
</file>